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8faadc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6pt" fo:letter-spacing="normal" fo:language="de" fo:country="DE" fo:font-style="normal" style:text-underline-style="none" fo:font-weight="normal" fo:background-color="transparent" style:font-name-asian="CMU Sans Serif2" style:font-size-asian="46pt" style:font-style-asian="normal" style:font-weight-asian="normal" style:font-name-complex="CMU Sans Serif" style:font-size-complex="4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language="en" fo:country="GB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2" style:font-size-asian="40pt" style:font-style-asian="normal" style:font-weight-asian="normal" style:font-name-complex="CMU Sans Serif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afabab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g draw:name="Gruppieren 2">
          <draw:custom-shape draw:name="Textfeld 11" draw:style-name="gr1" draw:text-style-name="P2" draw:layer="layout" svg:width="13.745cm" svg:height="2.196cm" svg:x="0.271cm" svg:y="0.49cm">
            <text:p text:style-name="P1"><text:span text:style-name="T1">L &lt;- list(1,“a“,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uppieren 104">
            <draw:custom-shape draw:name="Rechteck: abgerundete Ecken 3" draw:style-name="gr2" draw:text-style-name="P4" draw:layer="layout" svg:width="2.539cm" svg:height="2.539cm" svg:x="0cm" svg:y="4.175cm">
              <text:p text:style-name="P3"><text:span text:style-name="T2"/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feld 4" draw:style-name="gr3" draw:text-style-name="P2" draw:layer="layout" svg:width="1.286cm" svg:height="1.942cm" svg:x="0.588cm" svg:y="4.554cm">
              <text:p text:style-name="P1"><text:span text:style-name="T3">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" draw:style-name="gr4" draw:text-style-name="P4" draw:layer="layout" svg:width="2.539cm" svg:height="2.539cm" svg:x="4.334cm" svg:y="4.175cm">
              <text:p text:style-name="P3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erade Verbindung mit Pfeil 10" draw:style-name="gr5" draw:text-style-name="P5" draw:layer="layout" svg:width="1.793cm" svg:height="0.001cm" svg:x="2.54cm" svg:y="5.44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Rechteck 9" draw:style-name="gr4" draw:text-style-name="P4" draw:layer="layout" svg:width="2.539cm" svg:height="2.539cm" svg:x="6.874cm" svg:y="4.175cm">
              <text:p text:style-name="P3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3" draw:style-name="gr4" draw:text-style-name="P4" draw:layer="layout" svg:width="2.539cm" svg:height="2.539cm" svg:x="9.414cm" svg:y="4.175cm">
              <text:p text:style-name="P3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1" draw:style-name="gr6" draw:text-style-name="P6" draw:layer="layout" svg:width="1.538cm" svg:height="1.538cm" svg:x="4.835cm" svg:y="4.675cm">
              <text:p text:style-name="P3"><text:span text:style-name="T4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15" draw:style-name="gr7" draw:text-style-name="P5" draw:layer="layout" svg:width="0.476cm" svg:height="1.541cm" svg:x="5.127cm" svg:y="6.214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hteck 17" draw:style-name="gr8" draw:text-style-name="P7" draw:layer="layout" svg:width="2.539cm" svg:height="2.539cm" svg:x="3.857cm" svg:y="7.753cm">
              <text:p text:style-name="P3"><text:span text:style-name="T5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19" draw:style-name="gr9" draw:text-style-name="P2" draw:layer="layout" svg:width="1.396cm" svg:height="1.942cm" svg:x="4.428cm" svg:y="8.143cm">
              <text:p text:style-name="P1"><text:span text:style-name="T3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20" draw:style-name="gr10" draw:text-style-name="P7" draw:layer="layout" svg:width="2.539cm" svg:height="2.539cm" svg:x="6.874cm" svg:y="7.753cm">
              <text:p text:style-name="P3"><text:span text:style-name="T5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1" draw:style-name="gr11" draw:text-style-name="P2" draw:layer="layout" svg:width="2.827cm" svg:height="1.942cm" svg:x="6.709cm" svg:y="8.143cm">
              <text:p text:style-name="P1"><text:span text:style-name="T3">“</text:span><text:span text:style-name="T3">a“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22" draw:style-name="gr6" draw:text-style-name="P6" draw:layer="layout" svg:width="1.538cm" svg:height="1.538cm" svg:x="7.378cm" svg:y="4.655cm">
              <text:p text:style-name="P3"><text:span text:style-name="T4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3" draw:style-name="gr7" draw:text-style-name="P5" draw:layer="layout" svg:width="0.002cm" svg:height="1.558cm" svg:x="8.144cm" svg:y="6.194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Rechteck 25" draw:style-name="gr12" draw:text-style-name="P7" draw:layer="layout" svg:width="2.539cm" svg:height="2.539cm" svg:x="9.891cm" svg:y="7.753cm">
              <text:p text:style-name="P3"><text:span text:style-name="T5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26" draw:style-name="gr13" draw:text-style-name="P2" draw:layer="layout" svg:width="1.362cm" svg:height="1.942cm" svg:x="10.48cm" svg:y="8.173cm">
              <text:p text:style-name="P1"><text:span text:style-name="T3">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Ellipse 27" draw:style-name="gr6" draw:text-style-name="P6" draw:layer="layout" svg:width="1.538cm" svg:height="1.538cm" svg:x="9.918cm" svg:y="4.675cm">
              <text:p text:style-name="P3"><text:span text:style-name="T4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28" draw:style-name="gr7" draw:text-style-name="P5" draw:layer="layout" svg:width="0.473cm" svg:height="1.538cm" svg:x="10.687cm" svg:y="6.21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feld 56" draw:style-name="gr14" draw:text-style-name="P2" draw:layer="layout" svg:width="2.37cm" svg:height="1.011cm" svg:x="9.821cm" svg:y="3.214cm">
              <text:p text:style-name="P1"><text:span text:style-name="T6">0x21a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0.99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6.37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6.5999999046325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3.149cm" svg:height="0.585cm" svg:x="0.963cm" svg:y="10.193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4.724cm" svg:height="0.585cm" svg:x="4.638cm" svg:y="10.193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3.149cm" svg:height="0.585cm" svg:x="9.888cm" svg:y="10.19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6</meta:editing-cycles>
    <meta:creation-date>2021-04-11T11:23:04</meta:creation-date>
    <dc:date>2023-10-30T17:20:39.954808963</dc:date>
    <meta:editing-duration>PT17S</meta:editing-duration>
    <meta:generator>LibreOffice/7.3.7.2$Linux_X86_64 LibreOffice_project/30$Build-2</meta:generator>
    <meta:document-statistic meta:object-count="43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